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1" style:family="text">
      <style:text-properties officeooo:rsid="001eaf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jet</text:p>
      <text:p text:style-name="Standard"/>
      <text:p text:style-name="Standard"/>
      <text:p text:style-name="Standard">Initialisation : matrice 8*8 + position de départ</text:p>
      <text:p text:style-name="Standard"/>
      <text:p text:style-name="Standard">typedef enum {vide,blanc,noire,possible,le_plus} pion;</text:p>
      <text:p text:style-name="Standard"/>
      <text:p text:style-name="Standard"/>
      <text:p text:style-name="Standard">fonctions :</text:p>
      <text:p text:style-name="Standard"/>
      <text:p text:style-name="Standard">-retournemant du pion/changement de couleur :W <text:span text:style-name="T1">validé</text:span></text:p>
      <text:p text:style-name="Standard"/>
      <text:p text:style-name="Standard">- vérification de pla<text:span text:style-name="T1">cement</text:span> de pion : Al <text:span text:style-name="T1">validé</text:span></text:p>
      <text:p text:style-name="Standard"/>
      <text:p text:style-name="Standard">- verification de fin de jeux : <text:span text:style-name="T1">Al validé</text:span></text:p>
      <text:p text:style-name="Standard"/>
      <text:p text:style-name="Standard">- score : Mu validé</text:p>
      <text:p text:style-name="Standard"/>
      <text:p text:style-name="Standard">- gestion de nom joueur :</text:p>
      <text:p text:style-name="Standard"/>
      <text:p text:style-name="Standard">- coup qui rapport le plus :</text:p>
      <text:p text:style-name="Standard"/>
      <text:p text:style-name="Standard">-gestion de la sauvegarde dans un fichier : Mu</text:p>
      <text:p text:style-name="Standard"/>
      <text:p text:style-name="Standard">-passage de tours j1/j2 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do nicolai</meta:initial-creator>
    <meta:creation-date>2015-11-16T15:00:05</meta:creation-date>
    <dc:date>2015-11-26T12:15:28</dc:date>
    <meta:editing-duration>PT3H19M29S</meta:editing-duration>
    <meta:editing-cycles>5</meta:editing-cycles>
    <meta:generator>LibreOffice/3.6$Linux_X86_64 LibreOffice_project/360m1$Build-2</meta:generator>
    <dc:creator>alexandre tabot</dc:creator>
    <meta:document-statistic meta:table-count="0" meta:image-count="0" meta:object-count="0" meta:page-count="1" meta:paragraph-count="12" meta:word-count="72" meta:character-count="404" meta:non-whitespace-character-count="344"/>
  </office:meta>
</office:document-meta>
</file>